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Priest
“Everyone, you have my thanks for joining
me today.”</text:p>
          </table:table-cell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Quick, I wanna hear about this “ally who's
not a person”!!</text:p>
          </table:table-cell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mind explaining your findings?</text:p>
          </table:table-cell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 office:value-type="string">
            <text:p>Priest
“Of course not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 office:value-type="string">
            <text:p>Priest
“While everyone has been working hard in
the struggle against the Duchess of Hellfire,
I have been studying the literature.”</text:p>
          </table:table-cell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 office:value-type="string">
            <text:p>Priest
“Most tales of the legend depict the previous
Heavenly Maiden as having fought alone.
However..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 office:value-type="string">
            <text:p>Priest
“According to one particularly reputable
source, she was aided by a loyal and
powerful ally.”</text:p>
          </table:table-cell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is ally was neither a human nor a
Heavenly Maiden, were they...?</text:p>
          </table:table-cell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 office:value-type="string">
            <text:p>Priest
“Precisely.”</text:p>
          </table:table-cell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 office:value-type="string">
            <text:p>Priest
“The ally in question was the ruler of all
spirits that live in this world...”</text:p>
          </table:table-cell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 office:value-type="string">
            <text:p>Priest
“A being known as the 'Spirit Queen'.”</text:p>
          </table:table-cell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Sounds awesome!!!</text:p>
          </table:table-cell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irit Queen! YES!! Spirit Queen!! YES!!</text:p>
          </table:table-cell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.</text:p>
          </table:table-cell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-And what of this Spirit Queen...?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 office:value-type="string">
            <text:p>Priest
“I proceeded to search for descriptions of
this being, but her existence is seldom
explained. Little is known about her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 office:value-type="string">
            <text:p>Priest
“...save that she awoke from her slumber in
the Valley of Mirages, located in the
Southlands, to assist the Heavenly Maiden.”</text:p>
          </table:table-cell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pirit Queen in the Southlands...</text:p>
          </table:table-cell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she still exist?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she returned to her sleep in
the south once the Duchess of Hellfire was
vanquished.”</text:p>
          </table:table-cell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 office:value-type="string">
            <text:p>Priest
“If the passages are true, then the Spirit
Queen may yet reside in the Valley of
Mirages.”</text:p>
          </table:table-cell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! We definitely have to go
there!! Right?!</text:p>
          </table:table-cell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love to have another ally...</text:p>
          </table:table-cell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it would be a valuable expedition.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 office:value-type="string">
            <text:p>Priest
“I heard of the situation from the Knight
Commander here.”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 office:value-type="string">
            <text:p>Priest
“In addition to the Duchess of Hellfire, we
now have the so-called Diva of Splendor to
contend with...”</text:p>
          </table:table-cell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 office:value-type="string">
            <text:p>Priest
“It would be a great help should we be able
to borrow the Spirit Queen's power in
response to the growing enemy forces.”</text:p>
          </table:table-cell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Queen of the Spirits does sound like a
reliable ally to have on board.</text:p>
          </table:table-cell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certainly like to welcome a new
companion into our ranks. Especially
considering she was involved in the original
war against the demons.</text:p>
          </table:table-cell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 office:value-type="string">
            <text:p>I expect she will have some valuable
information to offer, such as enemy
weaknesses, or how to amplify the power
of Seraphi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Mm. Will you be ready to head for the
Southlands at once?”</text:p>
          </table:table-cell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 office:value-type="string">
            <text:p>I'd like to ask how we can reach the south.
Will we be needing another boa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You can reach the Southlands simply by
crossing the Great Sunrise Bridge. The
journey will be entirely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you are aware of the north-south
path, just west of Zazābu Port Town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you take the road south, you will reach
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bridge will take you directly to the
Southlands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The Great Sunrise Bridge, it is.</text:p>
          </table:table-cell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need to search for the Valley of
Mirages once we've reached the Southlands,
isn't that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have never heard of such a
place as the Valley of Mirag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Father, do you know where it is?”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Unfortunately, I do not know, either...”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 office:value-type="string">
            <text:p>Priest
“At any rate, this is a place depicted only in
ancient texts. It may not even be known by
the same name anymore.”</text:p>
          </table:table-cell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thinkin' we just have to ask around the
area a little.</text:p>
          </table:table-cell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set off without further ado.</text:p>
          </table:table-cell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 office:value-type="string">
            <text:p>Sir Knight Commander. Father. Thank you
for the information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Here's hoping to your success in
finding the Spirit Quee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 office:value-type="string">
            <text:p>Priest
“I wish you good luck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